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00a635" officeooo:paragraph-rsid="0000a6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8T11:24:22.149018835</dc:date>
    <meta:editing-duration>PT3H48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547" meta:character-count="3060" meta:non-whitespace-character-count="2570"/>
  </office:meta>
</office:document-meta>
</file>